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ATEGUI ACHO, MARCO TUL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EATEGUI ACHO, MARCO TUL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543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CHO PEREZ, LUCI ELE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8041621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41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50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